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ubtitle">
      <style:paragraph-properties fo:break-before="auto" fo:break-after="auto"/>
    </style:style>
    <style:style style:name="P2" style:family="paragraph" style:parent-style-name="Title" style:master-page-name="Standard">
      <style:paragraph-properties style:page-number="1" fo:break-before="auto" fo:break-after="auto"/>
    </style:style>
    <style:style style:name="P3" style:family="paragraph" style:parent-style-name="normal">
      <style:paragraph-properties fo:break-before="auto" fo:break-after="auto"/>
    </style:style>
    <style:style style:name="P4" style:family="paragraph" style:parent-style-name="normal" style:list-style-name="WWNum2">
      <style:paragraph-properties fo:margin-left="1.27cm" fo:margin-right="0cm" fo:text-indent="-0.635cm" style:auto-text-indent="false" fo:break-before="auto" fo:break-after="auto"/>
    </style:style>
    <style:style style:name="P5" style:family="paragraph" style:parent-style-name="normal" style:list-style-name="WWNum2">
      <style:paragraph-properties fo:margin-left="1.27cm" fo:margin-right="0cm" fo:text-indent="-0.635cm" style:auto-text-indent="false" fo:break-before="auto" fo:break-after="auto"/>
      <style:text-properties officeooo:paragraph-rsid="000438a7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7" style:family="paragraph" style:parent-style-name="normal">
      <style:paragraph-properties fo:margin-left="1.27cm" fo:margin-right="0cm" fo:text-indent="-0.635cm" style:auto-text-indent="false"/>
    </style:style>
    <style:style style:name="P8" style:family="paragraph" style:parent-style-name="normal">
      <style:paragraph-properties fo:margin-left="1.27cm" fo:margin-right="0cm" fo:text-indent="-0.635cm" style:auto-text-indent="false"/>
      <style:text-properties officeooo:rsid="0004a4bd" officeooo:paragraph-rsid="0004a4bd"/>
    </style:style>
    <style:style style:name="P9" style:family="paragraph" style:parent-style-name="normal" style:list-style-name="WWNum2">
      <style:paragraph-properties fo:margin-left="1.27cm" fo:margin-right="0cm" fo:text-indent="-0.635cm" style:auto-text-indent="false"/>
      <style:text-properties officeooo:rsid="0004a4bd" officeooo:paragraph-rsid="0004a4bd"/>
    </style:style>
    <style:style style:name="P10" style:family="paragraph" style:parent-style-name="normal" style:list-style-name="WWNum1">
      <style:paragraph-properties fo:margin-left="1.27cm" fo:margin-right="0cm" fo:text-indent="-0.635cm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jg13bhz8zmqg"/>Snake con Swing</text:p>
      <text:p text:style-name="P1"><text:bookmark text:name="_72tk93uzkwd2"/>Introducción</text:p>
      <text:p text:style-name="P3">Se os plantea un código adjunto en la tarea.</text:p>
      <text:p text:style-name="P3"/>
      <text:p text:style-name="P3">Se trata de una implementación del famoso juego Snake de Nokia con Java Swing y no mucho más.</text:p>
      <text:p text:style-name="P3"/>
      <text:p text:style-name="P3">¿Serás capaz de comprender cómo funciona?¿Puedes ampliar su funcionalidad? (da igual lo que hayas respondido, tienes que hacerlo).</text:p>
      <text:p text:style-name="P3"/>
      <text:p text:style-name="P1"><text:bookmark text:name="_hxqv69fezoy"/>Primeras cuestiones - ¿Cómo funciona?</text:p>
      <text:p text:style-name="P3">Responde analizando el código a las siguientes cuestiones:</text:p>
      <text:p text:style-name="P3"/>
      <text:list xml:id="list4050477585" text:style-name="WWNum2">
        <text:list-item>
          <text:p text:style-name="P4">¿Cómo se consigue que la serpiente se represente en el juego?</text:p>
        </text:list-item>
      </text:list>
      <text:p text:style-name="P8"><text:span text:style-name="T1">Usando un ArrayList de cuadrados</text:span></text:p>
      <text:p text:style-name="P7"><text:span text:style-name="T1"/></text:p>
      <text:list xml:id="list144018481626082" text:continue-numbering="true" text:style-name="WWNum2">
        <text:list-item>
          <text:p text:style-name="P5">¿Por qué va cambiando de colores?</text:p>
          <text:p text:style-name="P9">Porque al generarse la serpiente se le asigna un color aleatorio</text:p>
        </text:list-item>
      </text:list>
      <text:p text:style-name="P7"><text:span text:style-name="T1"/></text:p>
      <text:list xml:id="list144018651964636" text:continue-numbering="true" text:style-name="WWNum2">
        <text:list-item>
          <text:p text:style-name="P4">¿Dónde se define el aumento de su tamaño?</text:p>
          <text:p text:style-name="P9">Clase serpiente, método crecer. En el que se añade un nuevo cuadrado al ArrayList</text:p>
        </text:list-item>
      </text:list>
      <text:p text:style-name="P7"><text:span text:style-name="T1"/></text:p>
      <text:list xml:id="list144017532410271" text:continue-numbering="true" text:style-name="WWNum2">
        <text:list-item>
          <text:p text:style-name="P4">¿Dónde está la lógica del movimiento de la serpiente?</text:p>
          <text:p text:style-name="P9">Clase Serpiente, método moverse. En el que se añade un nuevo cuadrado al inicio del array y se borra el último desplazandolo así.</text:p>
        </text:list-item>
      </text:list>
      <text:p text:style-name="P7"><text:span text:style-name="T1"/></text:p>
      <text:list xml:id="list144017767745378" text:continue-numbering="true" text:style-name="WWNum2">
        <text:list-item>
          <text:p text:style-name="P4">¿Cómo controla el juego que la serpiente sigue viva o se ha chocado contra el muro?</text:p>
          <text:p text:style-name="P9">Si el cuadrado “cabeza”, es decir, el inicial del Array se ha salido de los límites del tablero indica que se ha chocado.</text:p>
        </text:list-item>
      </text:list>
      <text:p text:style-name="P7"><text:span text:style-name="T1"/></text:p>
      <text:list xml:id="list144018254659417" text:continue-numbering="true" text:style-name="WWNum2">
        <text:list-item>
          <text:p text:style-name="P4">¿Crees que el código puede organizarse mejor?¿Cómo?</text:p>
          <text:p text:style-name="P9"><text:span text:style-name="T1">Los métodos se podrían comentar de manera que al llamarlos aparezca el mensaje de lo que hacen con /**/</text:span></text:p>
          <text:p text:style-name="P9"><text:span text:style-name="T1">Separando las clases en paquetes diferentes</text:span></text:p>
        </text:list-item>
      </text:list>
      <text:p text:style-name="P3"/>
      <text:p text:style-name="P1"><text:bookmark text:name="_k80uq71xdpa3"/>¡Manos a la obra! - Cambiando el código</text:p>
      <text:p text:style-name="P3">Debes realizar los siguientes retos:</text:p>
      <text:p text:style-name="P3"/>
      <text:list xml:id="list1401516369" text:style-name="WWNum1">
        <text:list-item>
          <text:p text:style-name="P6">Refactoriza en paquetes y haz que siga funcionando. Ojo, hay clases cuyas propiedades no tienen ni public, ni private, ni getter, ni setters…</text:p>
          <text:p text:style-name="P10"><text:span text:style-name="T1"/></text:p>
        </text:list-item>
        <text:list-item>
          <text:p text:style-name="P6">Cambia el color del fondo a otro color.</text:p>
          <text:p text:style-name="P10"><text:soft-page-break/><text:span text:style-name="T1"/></text:p>
        </text:list-item>
        <text:list-item>
          <text:p text:style-name="P6">Cambia la velocidad de la serpiente.</text:p>
          <text:p text:style-name="P10"><text:span text:style-name="T1"/></text:p>
        </text:list-item>
        <text:list-item>
          <text:p text:style-name="P6">Hackea el juego para que la serpiente NUNCA muera.</text:p>
          <text:p text:style-name="P10"><text:span text:style-name="T1"/></text:p>
        </text:list-item>
        <text:list-item>
          <text:p text:style-name="P6">Quita el hack.</text:p>
          <text:p text:style-name="P10"><text:span text:style-name="T1"/></text:p>
        </text:list-item>
        <text:list-item>
          <text:p text:style-name="P6">Antes de comenzar, lanza un menú en el que se elija la dificultad (fácil, intermedio, difícil, imposible), donde se juegue con distintas velocidades. Imposible debe ser imposible.</text:p>
          <text:p text:style-name="P10"><text:span text:style-name="T1"/></text:p>
        </text:list-item>
        <text:list-item>
          <text:p text:style-name="P6">Cambia los controles por otros.</text:p>
          <text:p text:style-name="P10"><text:span text:style-name="T1"/></text:p>
        </text:list-item>
        <text:list-item>
          <text:p text:style-name="P6">Al iniciar, pregunta el tamaño del mapa según varias opciones que se le ofrezcan para jugar (pequeño, mediano y grande).</text:p>
          <text:p text:style-name="P10"><text:span text:style-name="T1"/></text:p>
        </text:list-item>
        <text:list-item>
          <text:p text:style-name="P6">Genera aleatoriamente MANZANAS en posiciones aleatorias alcanzables del tablero y haz que la serpiente crezca si y solo si come una manzana.</text:p>
          <text:p text:style-name="P10"><text:span text:style-name="T1"/></text:p>
        </text:list-item>
        <text:list-item>
          <text:p text:style-name="P6"><text:span text:style-name="T2">DIFÍCIL</text:span>: Haz que la serpiente se teletransporte de un lado del mapa al opuesto cuando atraviesa un mur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0T14:40:16.885000000</dc:date>
    <meta:editing-duration>PT1H18M44S</meta:editing-duration>
    <meta:editing-cycles>1</meta:editing-cycles>
    <meta:document-statistic meta:table-count="0" meta:image-count="0" meta:object-count="0" meta:page-count="2" meta:paragraph-count="32" meta:word-count="396" meta:character-count="2246" meta:non-whitespace-character-count="1904"/>
    <meta:generator>LibreOffice/7.1.1.2$Windows_X86_64 LibreOffice_project/fe0b08f4af1bacafe4c7ecc87ce55bb426164676</meta:generator>
  </office:meta>
</office:document-meta>
</file>